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8pt" style:use-optimal-column-width="true"/>
    </style:style>
    <style:style style:name="ACOL-2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14"/>
        <table:table-column table:style-name="ACOL-0" table:number-columns-repeated="114"/>
        <table:table-row table:style-name="AROW-1">
          <table:table-cell table:style-name="Gnumeric-default" office:value-type="string">
            <text:p>Respondent</text:p>
          </table:table-cell>
          <table:table-cell table:style-name="Gnumeric-default" office:value-type="string">
            <text:p>rel_alpha</text:p>
          </table:table-cell>
          <table:table-cell table:style-name="Gnumeric-default" office:value-type="string">
            <text:p>rel_beta</text:p>
          </table:table-cell>
          <table:table-cell table:style-name="Gnumeric-default" office:value-type="string">
            <text:p>rel_bravo</text:p>
          </table:table-cell>
          <table:table-cell table:style-name="Gnumeric-default" office:value-type="string">
            <text:p>rel_charlie</text:p>
          </table:table-cell>
          <table:table-cell table:style-name="Gnumeric-default" office:value-type="string">
            <text:p>rel_delta</text:p>
          </table:table-cell>
          <table:table-cell table:style-name="Gnumeric-default" office:value-type="string">
            <text:p>abs_alpha</text:p>
          </table:table-cell>
          <table:table-cell table:style-name="Gnumeric-default" office:value-type="string">
            <text:p>abs_beta</text:p>
          </table:table-cell>
          <table:table-cell table:style-name="Gnumeric-default" office:value-type="string">
            <text:p>abs_bravo</text:p>
          </table:table-cell>
          <table:table-cell table:style-name="Gnumeric-default" office:value-type="string">
            <text:p>abs_charlie</text:p>
          </table:table-cell>
          <table:table-cell table:style-name="Gnumeric-default" office:value-type="string">
            <text:p>abs_delta</text:p>
          </table:table-cell>
          <table:table-cell table:style-name="Gnumeric-default" office:value-type="string">
            <text:p>gender</text:p>
          </table:table-cell>
          <table:table-cell table:style-name="Gnumeric-default" office:value-type="string">
            <text:p>ethnicity</text:p>
          </table:table-cell>
          <table:table-cell table:style-name="Gnumeric-default" office:value-type="string">
            <text:p>major</text:p>
          </table:table-cell>
          <table:table-cell table:number-columns-repeated="114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male</text:p>
          </table:table-cell>
          <table:table-cell table:style-name="Gnumeric-default" office:value-type="string">
            <text:p>white</text:p>
          </table:table-cell>
          <table:table-cell table:style-name="Gnumeric-default" office:value-type="string">
            <text:p>physics</text:p>
          </table:table-cell>
          <table:table-cell table:number-columns-repeated="114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female</text:p>
          </table:table-cell>
          <table:table-cell table:style-name="Gnumeric-default" office:value-type="string">
            <text:p>white</text:p>
          </table:table-cell>
          <table:table-cell table:style-name="Gnumeric-default" office:value-type="string">
            <text:p>CS, Math, French, International Studies</text:p>
          </table:table-cell>
          <table:table-cell table:number-columns-repeated="114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male</text:p>
          </table:table-cell>
          <table:table-cell table:style-name="Gnumeric-default" office:value-type="string">
            <text:p>white</text:p>
          </table:table-cell>
          <table:table-cell table:style-name="Gnumeric-default" office:value-type="string">
            <text:p>CS</text:p>
          </table:table-cell>
          <table:table-cell table:number-columns-repeated="114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female</text:p>
          </table:table-cell>
          <table:table-cell table:style-name="Gnumeric-default" office:value-type="string">
            <text:p>african american</text:p>
          </table:table-cell>
          <table:table-cell table:style-name="Gnumeric-default" office:value-type="string">
            <text:p>CS</text:p>
          </table:table-cell>
          <table:table-cell table:number-columns-repeated="11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Mode</text:p>
          </table:table-cell>
          <table:table-cell table:style-name="Gnumeric-default" table:formula="of:=MODE([.B2:.B5])" office:value-type="float" office:value="1">
            <text:p>1</text:p>
          </table:table-cell>
          <table:table-cell table:style-name="Gnumeric-default" table:formula="of:=MODE([.C2:.C5])" office:value-type="string" office:string-value="#N/A">
            <text:p>#N/A</text:p>
          </table:table-cell>
          <table:table-cell table:style-name="Gnumeric-default" table:formula="of:=MODE([.D2:.D5])" office:value-type="float" office:value="2">
            <text:p>2</text:p>
          </table:table-cell>
          <table:table-cell table:style-name="Gnumeric-default" table:formula="of:=MODE([.E2:.E5])" office:value-type="float" office:value="5">
            <text:p>5</text:p>
          </table:table-cell>
          <table:table-cell table:style-name="Gnumeric-default" table:formula="of:=MODE([.F2:.F5])" office:value-type="string" office:string-value="#N/A">
            <text:p>#N/A</text:p>
          </table:table-cell>
          <table:table-cell table:style-name="Gnumeric-default" table:formula="of:=MODE([.G2:.G5])" office:value-type="string" office:string-value="#N/A">
            <text:p>#N/A</text:p>
          </table:table-cell>
          <table:table-cell table:style-name="Gnumeric-default" table:formula="of:=MODE([.H2:.H5])" office:value-type="string" office:string-value="#N/A">
            <text:p>#N/A</text:p>
          </table:table-cell>
          <table:table-cell table:style-name="Gnumeric-default" table:formula="of:=MODE([.I2:.I5])" office:value-type="string" office:string-value="#N/A">
            <text:p>#N/A</text:p>
          </table:table-cell>
          <table:table-cell table:style-name="Gnumeric-default" table:formula="of:=MODE([.J2:.J5])" office:value-type="string" office:string-value="#N/A">
            <text:p>#N/A</text:p>
          </table:table-cell>
          <table:table-cell table:style-name="Gnumeric-default" table:formula="of:=MODE([.K2:.K5])" office:value-type="string" office:string-value="#N/A">
            <text:p>#N/A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Median</text:p>
          </table:table-cell>
          <table:table-cell table:style-name="Gnumeric-default" table:formula="of:=MEDIAN([.B2:.B5])" office:value-type="float" office:value="1.5">
            <text:p>1.5</text:p>
          </table:table-cell>
          <table:table-cell table:style-name="Gnumeric-default" table:formula="of:=MEDIAN([.C2:.C5])" office:value-type="float" office:value="3.5">
            <text:p>3.5</text:p>
          </table:table-cell>
          <table:table-cell table:style-name="Gnumeric-default" table:formula="of:=MEDIAN([.D2:.D5])" office:value-type="float" office:value="2">
            <text:p>2</text:p>
          </table:table-cell>
          <table:table-cell table:style-name="Gnumeric-default" table:formula="of:=MEDIAN([.E2:.E5])" office:value-type="float" office:value="4.5">
            <text:p>4.5</text:p>
          </table:table-cell>
          <table:table-cell table:style-name="Gnumeric-default" table:formula="of:=MEDIAN([.F2:.F5])" office:value-type="float" office:value="3.5">
            <text:p>3.5</text:p>
          </table:table-cell>
          <table:table-cell table:style-name="Gnumeric-default" table:formula="of:=MEDIAN([.G2:.G5])" office:value-type="float" office:value="18">
            <text:p>18</text:p>
          </table:table-cell>
          <table:table-cell table:style-name="Gnumeric-default" table:formula="of:=MEDIAN([.H2:.H5])" office:value-type="float" office:value="22.5">
            <text:p>22.5</text:p>
          </table:table-cell>
          <table:table-cell table:style-name="Gnumeric-default" table:formula="of:=MEDIAN([.I2:.I5])" office:value-type="float" office:value="13">
            <text:p>13</text:p>
          </table:table-cell>
          <table:table-cell table:style-name="Gnumeric-default" table:formula="of:=MEDIAN([.J2:.J5])" office:value-type="float" office:value="45">
            <text:p>45</text:p>
          </table:table-cell>
          <table:table-cell table:style-name="Gnumeric-default" table:formula="of:=MEDIAN([.K2:.K5])" office:value-type="float" office:value="40">
            <text:p>40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Mean</text:p>
          </table:table-cell>
          <table:table-cell table:style-name="Gnumeric-default" table:formula="of:=AVERAGE([.B2:.B5])" office:value-type="float" office:value="1.75">
            <text:p>1.75</text:p>
          </table:table-cell>
          <table:table-cell table:style-name="Gnumeric-default" table:formula="of:=AVERAGE([.C2:.C5])" office:value-type="float" office:value="3.25">
            <text:p>3.25</text:p>
          </table:table-cell>
          <table:table-cell table:style-name="Gnumeric-default" table:formula="of:=AVERAGE([.D2:.D5])" office:value-type="float" office:value="2">
            <text:p>2</text:p>
          </table:table-cell>
          <table:table-cell table:style-name="Gnumeric-default" table:formula="of:=AVERAGE([.E2:.E5])" office:value-type="float" office:value="4.5">
            <text:p>4.5</text:p>
          </table:table-cell>
          <table:table-cell table:style-name="Gnumeric-default" table:formula="of:=AVERAGE([.F2:.F5])" office:value-type="float" office:value="3.5">
            <text:p>3.5</text:p>
          </table:table-cell>
          <table:table-cell table:style-name="Gnumeric-default" table:formula="of:=AVERAGE([.G2:.G5])" office:value-type="float" office:value="17.75">
            <text:p>17.75</text:p>
          </table:table-cell>
          <table:table-cell table:style-name="Gnumeric-default" table:formula="of:=AVERAGE([.H2:.H5])" office:value-type="float" office:value="26.25">
            <text:p>26.25</text:p>
          </table:table-cell>
          <table:table-cell table:style-name="Gnumeric-default" table:formula="of:=AVERAGE([.I2:.I5])" office:value-type="float" office:value="14.75">
            <text:p>14.75</text:p>
          </table:table-cell>
          <table:table-cell table:style-name="Gnumeric-default" table:formula="of:=AVERAGE([.J2:.J5])" office:value-type="float" office:value="43.5">
            <text:p>43.5</text:p>
          </table:table-cell>
          <table:table-cell table:style-name="Gnumeric-default" table:formula="of:=AVERAGE([.K2:.K5])" office:value-type="float" office:value="47.5">
            <text:p>47.5</text:p>
          </table:table-cell>
          <table:table-cell table:number-columns-repeated="117" table:style-name="Gnumeric-default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0" gnm:cursor-row="12">
          <gnm:selection gnm:start-col="10" gnm:start-row="12" gnm:end-col="10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599999999998pt" svg:height="21.261599999999998pt" style:dynamic-spacing="true"/>
      </style:header-style>
      <style:footer-style>
        <style:header-footer-properties fo:border="none" style:shadow="none" fo:padding="0pt" fo:margin="0pt" fo:min-height="21.261599999999998pt" svg:height="21.26159999999999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4-15T17:10:30Z</dc:date>
    <meta:creation-date>2015-04-14T18:52:13Z</meta:creation-date>
    <meta:editing-cycles>1</meta:editing-cycles>
    <meta:editing-duration>P0D</meta:editing-duration>
    <meta:generator>gnumeric/1.12.18</meta:generator>
  </office:meta>
</office:document-meta>
</file>